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2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432cm"/>
    </style:style>
    <style:style style:name="gr5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>
        <style:tab-stops/>
      </style:paragraph-properties>
      <style:text-properties fo:font-size="11pt" style:font-size-asian="11pt" style:font-size-complex="11pt"/>
    </style:style>
    <style:style style:name="P4" style:family="paragraph">
      <style:paragraph-properties fo:margin-left="0cm" fo:margin-right="0cm" fo:text-align="center" fo:text-indent="0cm">
        <style:tab-stops>
          <style:tab-stop style:position="6.217cm"/>
        </style:tab-stops>
      </style:paragraph-properties>
      <style:text-properties fo:font-size="11pt" style:font-size-asian="11pt" style:font-size-complex="11pt"/>
    </style:style>
    <style:style style:name="P5" style:family="paragraph">
      <style:paragraph-properties fo:margin-left="0cm" fo:margin-right="0cm" fo:text-align="center" fo:text-indent="0cm">
        <style:tab-stops>
          <style:tab-stop style:position="6.217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808080"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text-shadow="none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line-skew="7.043cm" svg:x1="26.067cm" svg:y1="17.136cm" svg:x2="16.32cm" svg:y2="6.502cm" draw:start-shape="id1" draw:start-glue-point="0" svg:d="m26067 17136v1364h-9747v-11998">
          <text:p text:style-name="P2"/>
        </draw:connector>
        <draw:frame draw:style-name="gr2" draw:layer="layout" svg:width="16.699cm" svg:height="0.962cm" svg:x="7.502cm" svg:y="1.5cm">
          <draw:text-box>
            <text:p text:style-name="P2">Структура меню системы накопления данных «Хомяк»</text:p>
          </draw:text-box>
        </draw:frame>
        <draw:custom-shape draw:style-name="gr3" draw:text-style-name="P4" draw:layer="layout" svg:width="3.818cm" svg:height="0.818cm" svg:x="2.455cm" svg:y="3.5cm">
          <text:p text:style-name="P3"><text:span text:style-name="T1">ДД.ММ.ГГ ЧЧ:MM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6.546cm" svg:y1="3.773cm" svg:x2="13.5cm" svg:y2="3.773cm">
            <text:p text:style-name="P2"/>
          </draw:line>
          <draw:line draw:style-name="gr1" draw:text-style-name="P1" draw:layer="layout" svg:x1="13.5cm" svg:y1="4.045cm" svg:x2="6.546cm" svg:y2="4.045cm">
            <text:p text:style-name="P2"/>
          </draw:line>
        </draw:g>
        <draw:custom-shape draw:style-name="gr3" draw:text-style-name="P3" draw:layer="layout" svg:width="3.818cm" svg:height="0.818cm" svg:x="14cm" svg:y="3.5cm">
          <text:p text:style-name="P3"><text:span text:style-name="T1">&lt; </text:span><text:span text:style-name="T2">5м / 9:</text:span><text:span text:style-name="T1"><text:tab/></text:span><text:span text:style-name="T1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4.364cm" svg:y1="4.591cm" svg:x2="4.364cm" svg:y2="5.409cm">
            <text:p text:style-name="P2"/>
          </draw:line>
          <draw:line draw:style-name="gr1" draw:text-style-name="P1" draw:layer="layout" svg:x1="4.091cm" svg:y1="5.409cm" svg:x2="4.091cm" svg:y2="4.591cm">
            <text:p text:style-name="P2"/>
          </draw:line>
        </draw:g>
        <draw:custom-shape draw:style-name="gr3" draw:text-style-name="P4" draw:layer="layout" svg:width="3.818cm" svg:height="0.818cm" svg:x="2.4cm" svg:y="5.682cm">
          <text:p text:style-name="P4"><text:span text:style-name="T3">&gt;ДД&lt;</text:span><text:span text:style-name="T1">.ММ.ГГ ЧЧ: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4.418cm" svg:y1="6.773cm" svg:x2="4.418cm" svg:y2="7.591cm">
            <text:p text:style-name="P2"/>
          </draw:line>
          <draw:line draw:style-name="gr1" draw:text-style-name="P1" draw:layer="layout" svg:x1="4.145cm" svg:y1="7.591cm" svg:x2="4.145cm" svg:y2="6.773cm">
            <text:p text:style-name="P2"/>
          </draw:line>
        </draw:g>
        <draw:custom-shape draw:style-name="gr3" draw:text-style-name="P4" draw:layer="layout" svg:width="3.818cm" svg:height="0.818cm" svg:x="2.455cm" svg:y="7.864cm">
          <text:p text:style-name="P4"><text:span text:style-name="T3">&lt;ДД&gt;</text:span><text:span text:style-name="T1">.ММ.ГГ ЧЧ: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6.545cm" svg:y1="5.955cm" svg:x2="7.363cm" svg:y2="5.955cm">
            <text:p text:style-name="P2"/>
          </draw:line>
          <draw:line draw:style-name="gr1" draw:text-style-name="P1" draw:layer="layout" svg:x1="7.363cm" svg:y1="6.227cm" svg:x2="6.545cm" svg:y2="6.227cm">
            <text:p text:style-name="P2"/>
          </draw:line>
        </draw:g>
        <draw:custom-shape draw:style-name="gr3" draw:text-style-name="P4" draw:layer="layout" svg:width="3.818cm" svg:height="0.818cm" svg:x="9.218cm" svg:y="5.682cm">
          <text:p text:style-name="P4"><text:span text:style-name="T1">ДД.ММ.ГГ ЧЧ:</text:span><text:span text:style-name="T3">&gt;MM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11.236cm" svg:y1="6.773cm" svg:x2="11.236cm" svg:y2="7.591cm">
            <text:p text:style-name="P2"/>
          </draw:line>
          <draw:line draw:style-name="gr1" draw:text-style-name="P1" draw:layer="layout" svg:x1="10.964cm" svg:y1="7.591cm" svg:x2="10.964cm" svg:y2="6.773cm">
            <text:p text:style-name="P2"/>
          </draw:line>
        </draw:g>
        <draw:custom-shape draw:style-name="gr3" draw:text-style-name="P4" draw:layer="layout" svg:width="3.818cm" svg:height="0.818cm" svg:x="9.273cm" svg:y="7.864cm">
          <text:p text:style-name="P4"><text:span text:style-name="T1">ДД.ММ.ГГ ЧЧ:</text:span><text:span text:style-name="T4">&lt;MM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8.182cm" svg:y1="5.955cm" svg:x2="9cm" svg:y2="5.955cm">
            <text:p text:style-name="P2"/>
          </draw:line>
          <draw:line draw:style-name="gr1" draw:text-style-name="P1" draw:layer="layout" svg:x1="9cm" svg:y1="6.227cm" svg:x2="8.182cm" svg:y2="6.227cm">
            <text:p text:style-name="P2"/>
          </draw:line>
        </draw:g>
        <draw:frame draw:style-name="gr4" draw:text-style-name="P2" draw:layer="layout" svg:width="1.5cm" svg:height="0.962cm" svg:x="7.254cm" svg:y="5.538cm">
          <draw:text-box>
            <text:p text:style-name="P2">...</text:p>
          </draw:text-box>
        </draw:frame>
        <draw:g>
          <draw:line draw:style-name="gr1" draw:text-style-name="P1" draw:layer="layout" svg:x1="15.963cm" svg:y1="4.591cm" svg:x2="15.963cm" svg:y2="5.409cm">
            <text:p text:style-name="P2"/>
          </draw:line>
          <draw:line draw:style-name="gr1" draw:text-style-name="P1" draw:layer="layout" svg:x1="15.691cm" svg:y1="5.409cm" svg:x2="15.691cm" svg:y2="4.591cm">
            <text:p text:style-name="P2"/>
          </draw:line>
        </draw:g>
        <draw:custom-shape draw:style-name="gr3" draw:text-style-name="P4" draw:id="id3" draw:layer="layout" svg:width="3.818cm" svg:height="0.818cm" svg:x="14cm" svg:y="5.682cm">
          <text:p text:style-name="P4"><text:span text:style-name="T1">СТАТИСТИКА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18.182cm" svg:y1="6cm" svg:x2="19cm" svg:y2="6cm">
            <text:p text:style-name="P2"/>
          </draw:line>
          <draw:line draw:style-name="gr1" draw:text-style-name="P1" draw:layer="layout" svg:x1="19cm" svg:y1="6.272cm" svg:x2="18.182cm" svg:y2="6.272cm">
            <text:p text:style-name="P2"/>
          </draw:line>
        </draw:g>
        <draw:custom-shape draw:style-name="gr3" draw:text-style-name="P4" draw:layer="layout" svg:width="3.826cm" svg:height="0.818cm" svg:x="19.5cm" svg:y="5.682cm">
          <text:p text:style-name="P4"><text:span text:style-name="T1">НАЧАТЬ СБОР 1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id="id2" draw:layer="layout" svg:width="4.174cm" svg:height="0.818cm" svg:x="23.326cm" svg:y="5.682cm">
          <text:p text:style-name="P4"><text:span text:style-name="T1">ОСТАНОВИТЬ СБОР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21.5cm" svg:y1="7cm" svg:x2="21.5cm" svg:y2="7.818cm">
            <text:p text:style-name="P2"/>
          </draw:line>
          <draw:line draw:style-name="gr1" draw:text-style-name="P1" draw:layer="layout" svg:x1="21.228cm" svg:y1="7.818cm" svg:x2="21.228cm" svg:y2="7cm">
            <text:p text:style-name="P2"/>
          </draw:line>
        </draw:g>
        <draw:custom-shape draw:style-name="gr3" draw:text-style-name="P4" draw:layer="layout" svg:width="3.826cm" svg:height="0.818cm" svg:x="19.5cm" svg:y="8.182cm">
          <text:p text:style-name="P4"><text:span text:style-name="T1">Т: </text:span><text:span text:style-name="T3">&gt;5&lt;</text:span><text:span text:style-name="T1"> 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21.5cm" svg:y1="9.5cm" svg:x2="21.5cm" svg:y2="10.318cm">
            <text:p text:style-name="P2"/>
          </draw:line>
          <draw:line draw:style-name="gr1" draw:text-style-name="P1" draw:layer="layout" svg:x1="21.228cm" svg:y1="10.318cm" svg:x2="21.228cm" svg:y2="9.5cm">
            <text:p text:style-name="P2"/>
          </draw:line>
        </draw:g>
        <draw:custom-shape draw:style-name="gr3" draw:text-style-name="P4" draw:layer="layout" svg:width="3.826cm" svg:height="0.818cm" svg:x="19.5cm" svg:y="10.682cm">
          <text:p text:style-name="P4"><text:span text:style-name="T1">Т: </text:span><text:span text:style-name="T3">&lt;5&gt;</text:span><text:span text:style-name="T1"> 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826cm" svg:height="0.818cm" svg:x="24.5cm" svg:y="8.182cm">
          <text:p text:style-name="P5"><text:span text:style-name="T5">Т: 5 </text:span><text:span text:style-name="T3">&gt;м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26.5cm" svg:y1="9.5cm" svg:x2="26.5cm" svg:y2="10.318cm">
            <text:p text:style-name="P2"/>
          </draw:line>
          <draw:line draw:style-name="gr1" draw:text-style-name="P1" draw:layer="layout" svg:x1="26.228cm" svg:y1="10.318cm" svg:x2="26.228cm" svg:y2="9.5cm">
            <text:p text:style-name="P2"/>
          </draw:line>
        </draw:g>
        <draw:custom-shape draw:style-name="gr3" draw:text-style-name="P5" draw:layer="layout" svg:width="3.826cm" svg:height="0.818cm" svg:x="24.5cm" svg:y="10.682cm">
          <text:p text:style-name="P5"><text:span text:style-name="T5">Т: 5 </text:span><text:span text:style-name="T3">&lt;м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23.5cm" svg:y1="8.5cm" svg:x2="24.318cm" svg:y2="8.5cm">
            <text:p text:style-name="P2"/>
          </draw:line>
          <draw:line draw:style-name="gr1" draw:text-style-name="P1" draw:layer="layout" svg:x1="24.318cm" svg:y1="8.772cm" svg:x2="23.5cm" svg:y2="8.772cm">
            <text:p text:style-name="P2"/>
          </draw:line>
        </draw:g>
        <draw:connector draw:style-name="gr1" draw:text-style-name="P1" draw:layer="layout" draw:line-skew="0.5cm" svg:x1="25.413cm" svg:y1="6.5cm" svg:x2="21.949cm" svg:y2="6.555cm" draw:start-shape="id2" draw:start-glue-point="2" svg:d="m25413 6500v1000h-3464v-945">
          <text:p text:style-name="P2"/>
        </draw:connector>
        <draw:line draw:style-name="gr1" draw:text-style-name="P1" draw:layer="layout" svg:x1="25.413cm" svg:y1="6.5cm" svg:x2="25.413cm" svg:y2="7.5cm">
          <text:p text:style-name="P2"/>
        </draw:line>
        <draw:custom-shape draw:style-name="gr3" draw:text-style-name="P4" draw:id="id4" draw:layer="layout" svg:width="4.5cm" svg:height="0.818cm" svg:x="5cm" svg:y="14.136cm">
          <text:p text:style-name="P4"><text:span text:style-name="T1">1 180110 18:30 5м/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7.272cm" svg:y1="15.317cm" svg:x2="7.272cm" svg:y2="16.136cm">
            <text:p text:style-name="P2"/>
          </draw:line>
          <draw:line draw:style-name="gr1" draw:text-style-name="P1" draw:layer="layout" svg:x1="7cm" svg:y1="16.136cm" svg:x2="7cm" svg:y2="15.317cm">
            <text:p text:style-name="P2"/>
          </draw:line>
        </draw:g>
        <draw:custom-shape draw:style-name="gr3" draw:text-style-name="P4" draw:layer="layout" svg:width="4.5cm" svg:height="0.818cm" svg:x="23.817cm" svg:y="14cm">
          <text:p text:style-name="P4"><text:span text:style-name="T1">ОЧИСТИ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9.681cm" svg:y1="14.364cm" svg:x2="13cm" svg:y2="14.364cm">
            <text:p text:style-name="P2"/>
          </draw:line>
          <draw:line draw:style-name="gr1" draw:text-style-name="P1" draw:layer="layout" svg:x1="13cm" svg:y1="14.636cm" svg:x2="9.681cm" svg:y2="14.636cm">
            <text:p text:style-name="P2"/>
          </draw:line>
        </draw:g>
        <draw:g>
          <draw:line draw:style-name="gr1" draw:text-style-name="P1" draw:layer="layout" svg:x1="26.089cm" svg:y1="15cm" svg:x2="26.089cm" svg:y2="15.818cm">
            <text:p text:style-name="P2"/>
          </draw:line>
          <draw:line draw:style-name="gr1" draw:text-style-name="P1" draw:layer="layout" svg:x1="25.817cm" svg:y1="15.818cm" svg:x2="25.817cm" svg:y2="15cm">
            <text:p text:style-name="P2"/>
          </draw:line>
        </draw:g>
        <draw:custom-shape draw:style-name="gr3" draw:text-style-name="P4" draw:layer="layout" svg:width="4.5cm" svg:height="0.818cm" svg:x="23.817cm" svg:y="16.318cm">
          <text:p text:style-name="P4"><text:span text:style-name="T1">УВЕРЕНЫ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id="id1" draw:layer="layout" svg:x1="26.067cm" svg:y1="17.136cm" svg:x2="26.067cm" svg:y2="18.136cm">
          <text:p text:style-name="P2"/>
        </draw:line>
        <draw:frame draw:style-name="gr4" draw:text-style-name="P2" draw:layer="layout" svg:width="1.061cm" svg:height="0.962cm" svg:x="13cm" svg:y="14.136cm">
          <draw:text-box>
            <text:p text:style-name="P2">...</text:p>
          </draw:text-box>
        </draw:frame>
        <draw:custom-shape draw:style-name="gr3" draw:text-style-name="P4" draw:layer="layout" svg:width="4.5cm" svg:height="0.818cm" svg:x="5cm" svg:y="16.318cm">
          <text:p text:style-name="P4"><text:span text:style-name="T1">1: 1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5cm" svg:height="0.818cm" svg:x="12.551cm" svg:y="16.182cm">
          <text:p text:style-name="P4"><text:span text:style-name="T1">10: 1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9.733cm" svg:y1="16.41cm" svg:x2="10.551cm" svg:y2="16.41cm">
            <text:p text:style-name="P2"/>
          </draw:line>
          <draw:line draw:style-name="gr1" draw:text-style-name="P1" draw:layer="layout" svg:x1="10.551cm" svg:y1="16.682cm" svg:x2="9.733cm" svg:y2="16.682cm">
            <text:p text:style-name="P2"/>
          </draw:line>
        </draw:g>
        <draw:g>
          <draw:line draw:style-name="gr1" draw:text-style-name="P1" draw:layer="layout" svg:x1="11.551cm" svg:y1="16.41cm" svg:x2="12.369cm" svg:y2="16.41cm">
            <text:p text:style-name="P2"/>
          </draw:line>
          <draw:line draw:style-name="gr1" draw:text-style-name="P1" draw:layer="layout" svg:x1="12.369cm" svg:y1="16.682cm" svg:x2="11.551cm" svg:y2="16.682cm">
            <text:p text:style-name="P2"/>
          </draw:line>
        </draw:g>
        <draw:custom-shape draw:style-name="gr3" draw:text-style-name="P4" draw:layer="layout" svg:width="4.5cm" svg:height="0.818cm" svg:x="18cm" svg:y="14.136cm">
          <text:p text:style-name="P4"><text:span text:style-name="T1">3 180110 21:45 3ч/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22.682cm" svg:y1="14.364cm" svg:x2="23.5cm" svg:y2="14.364cm">
            <text:p text:style-name="P2"/>
          </draw:line>
          <draw:line draw:style-name="gr1" draw:text-style-name="P1" draw:layer="layout" svg:x1="23.5cm" svg:y1="14.636cm" svg:x2="22.682cm" svg:y2="14.636cm">
            <text:p text:style-name="P2"/>
          </draw:line>
        </draw:g>
        <draw:g>
          <draw:line draw:style-name="gr1" draw:text-style-name="P1" draw:layer="layout" svg:x1="14.181cm" svg:y1="14.364cm" svg:x2="17.5cm" svg:y2="14.364cm">
            <text:p text:style-name="P2"/>
          </draw:line>
          <draw:line draw:style-name="gr1" draw:text-style-name="P1" draw:layer="layout" svg:x1="17.5cm" svg:y1="14.636cm" svg:x2="14.181cm" svg:y2="14.636cm">
            <text:p text:style-name="P2"/>
          </draw:line>
        </draw:g>
        <draw:frame draw:style-name="gr4" draw:text-style-name="P2" draw:layer="layout" svg:width="1.061cm" svg:height="0.962cm" svg:x="10.5cm" svg:y="16.136cm">
          <draw:text-box>
            <text:p text:style-name="P2">...</text:p>
          </draw:text-box>
        </draw:frame>
        <draw:g>
          <draw:line draw:style-name="gr1" draw:text-style-name="P1" draw:layer="layout" svg:x1="20.272cm" svg:y1="15.174cm" svg:x2="20.272cm" svg:y2="15.992cm">
            <text:p text:style-name="P2"/>
          </draw:line>
          <draw:line draw:style-name="gr1" draw:text-style-name="P1" draw:layer="layout" svg:x1="20cm" svg:y1="15.992cm" svg:x2="20cm" svg:y2="15.174cm">
            <text:p text:style-name="P2"/>
          </draw:line>
        </draw:g>
        <draw:connector draw:style-name="gr5" draw:text-style-name="P1" draw:layer="layout" svg:x1="15.909cm" svg:y1="6.5cm" svg:x2="7.25cm" svg:y2="14.136cm" draw:start-shape="id3" draw:start-glue-point="2" draw:end-shape="id4" draw:end-glue-point="0" svg:d="m15909 6500v3818h-8659v3818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01-18T18:37:01</meta:creation-date>
    <dc:date>2010-01-18T21:09:36</dc:date>
    <meta:editing-cycles>1</meta:editing-cycles>
    <meta:editing-duration>PT15M23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